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51454" officeooo:paragraph-rsid="0005145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1454" officeooo:paragraph-rsid="0005145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52d23" officeooo:paragraph-rsid="00052d2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67c51" officeooo:paragraph-rsid="00067c5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2d23" officeooo:paragraph-rsid="00052d2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2d23" officeooo:paragraph-rsid="00057c6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2d23" officeooo:paragraph-rsid="0007be9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be94" officeooo:paragraph-rsid="0007be9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134c" officeooo:paragraph-rsid="0009134c" style:font-size-asian="14pt" style:font-weight-asian="normal" style:font-size-complex="14pt" style:font-weight-complex="normal"/>
    </style:style>
    <style:style style:name="T1" style:family="text">
      <style:text-properties officeooo:rsid="00057c6f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57c6f" style:font-size-asian="12.25pt" style:font-size-complex="14pt"/>
    </style:style>
    <style:style style:name="T4" style:family="text">
      <style:text-properties fo:font-size="14pt" officeooo:rsid="00067c51" style:font-size-asian="12.25pt" style:font-size-complex="14pt"/>
    </style:style>
    <style:style style:name="T5" style:family="text">
      <style:text-properties fo:font-size="14pt" officeooo:rsid="0007be94" style:font-size-asian="12.25pt" style:font-size-complex="14pt"/>
    </style:style>
    <style:style style:name="T6" style:family="text">
      <style:text-properties officeooo:rsid="00067c51"/>
    </style:style>
    <style:style style:name="T7" style:family="text">
      <style:text-properties style:font-size-asian="12.25pt"/>
    </style:style>
    <style:style style:name="T8" style:family="text">
      <style:text-properties officeooo:rsid="0007be94" style:font-size-asian="12.25pt"/>
    </style:style>
    <style:style style:name="T9" style:family="text">
      <style:text-properties officeooo:rsid="000a7a68" style:font-size-asian="12.25pt"/>
    </style:style>
    <style:style style:name="T10" style:family="text">
      <style:text-properties officeooo:rsid="000c0eb1" style:font-size-asian="12.25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size-asian="12.25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PLET EXTRACTION ALGORITHM</text:p>
      <text:p text:style-name="P1"/>
      <text:p text:style-name="P5"><text:span text:style-name="T11">function</text:span> NP_SUBTREE(sentence)</text:p>
      <text:p text:style-name="P5"><text:s text:c="3"/>returns the first subtree with NP as the root</text:p>
      <text:p text:style-name="P5"/>
      <text:p text:style-name="P5"><text:span text:style-name="T11">function </text:span>VP_SUBTREE(sentence)</text:p>
      <text:p text:style-name="P5"><text:s text:c="3"/>returns the first subtree with VP as the root</text:p>
      <text:p text:style-name="P3"/>
      <text:p text:style-name="P5"><text:span text:style-name="T11">function</text:span> PP_SUBTREE(sentence)</text:p>
      <text:p text:style-name="P5"><text:s text:c="3"/>returns the first subtree with PP as the root</text:p>
      <text:p text:style-name="P5"/>
      <text:p text:style-name="P5"><text:span text:style-name="T11">function </text:span>EXTRACT_OBJECT(sentence)</text:p>
      <text:p text:style-name="P5"><text:s text:c="2"/>if the sentence contains (`` ``) <text:s text:c="22"/>//<text:span text:style-name="T1">extracting dialogues</text:span></text:p>
      <text:p text:style-name="P5"><text:s text:c="11"/><text:span text:style-name="T6">object = all the following words till ('' '') </text:span></text:p>
      <text:p text:style-name="P5"><text:s text:c="2"/><text:span text:style-name="T1">else</text:span></text:p>
      <text:p text:style-name="P5"><text:s text:c="2"/></text:p>
      <text:p text:style-name="P5"><text:s text:c="8"/><text:span text:style-name="T1">if <text:s/>VPsubtree is not present</text:span></text:p>
      <text:p text:style-name="P6"><text:s text:c="16"/><text:span text:style-name="T6">object=deepest noun of PP subtree</text:span></text:p>
      <text:p text:style-name="P6"><text:s text:c="6"/></text:p>
      <text:p text:style-name="P3"><text:s text:c="7"/><text:span text:style-name="T2"><text:s text:c="2"/></text:span><text:span text:style-name="T3">else</text:span></text:p>
      <text:p text:style-name="P3"><text:span text:style-name="T3"><text:s text:c="13"/></text:span><text:span text:style-name="T4">Find NP,PP ,ADJP,</text:span><text:span text:style-name="T5">JJR</text:span><text:span text:style-name="T4"> subtrees from VP subtree</text:span></text:p>
      <text:p text:style-name="P3"><text:span text:style-name="T4"><text:s text:c="13"/>for each value in the subtrees do</text:span></text:p>
      <text:p text:style-name="P3"><text:span text:style-name="T4"><text:s text:c="16"/>if value = NP or PP</text:span></text:p>
      <text:p text:style-name="P3"><text:span text:style-name="T4"><text:s text:c="23"/>object= first noun in value</text:span></text:p>
      <text:p text:style-name="P3"><text:span text:style-name="T4"><text:s text:c="15"/>else</text:span></text:p>
      <text:p text:style-name="P3"><text:span text:style-name="T4"><text:s text:c="22"/>object=first adjective in value</text:span></text:p>
      <text:p text:style-name="P4"/>
      <text:p text:style-name="P4"><text:span text:style-name="T2">return object</text:span></text:p>
      <text:p text:style-name="P4"/>
      <text:p text:style-name="P7"><text:span text:style-name="T12">function</text:span><text:span text:style-name="T7"> EXTRACT_</text:span><text:span text:style-name="T8">PREDICATE</text:span><text:span text:style-name="T7">(sentence)</text:span></text:p>
      <text:p text:style-name="P7"><text:span text:style-name="T7"><text:s text:c="3"/></text:span><text:span text:style-name="T8">if <text:s text:c="2"/>VPsubtree is absent</text:span></text:p>
      <text:p text:style-name="P7"><text:span text:style-name="T8"><text:s text:c="10"/>predicate= deepest noun of NP subtree which is the sibling of PP subtree</text:span></text:p>
      <text:p text:style-name="P7"/>
      <text:p text:style-name="P8"><text:span text:style-name="T7"><text:s/>else </text:span></text:p>
      <text:p text:style-name="P8"><text:span text:style-name="T7"><text:s text:c="9"/>predicate=deepest verb found in VP subtree </text:span><text:span text:style-name="T10">which are of the form <text:s text:c="6"/>VB,VBD,VBG,VBN,VBP etc</text:span></text:p>
      <text:p text:style-name="P8"><text:span text:style-name="T7"/></text:p>
      <text:p text:style-name="P9"><text:span text:style-name="T7">return predicate</text:span></text:p>
      <text:p text:style-name="P8"/>
      <text:p text:style-name="P7"><text:span text:style-name="T12">function</text:span><text:span text:style-name="T7"> EXTRACT_</text:span><text:span text:style-name="T8">SUBJECT</text:span><text:span text:style-name="T7">(sentence)</text:span></text:p>
      <text:p text:style-name="P7"><text:span text:style-name="T7"><text:s text:c="5"/></text:span><text:span text:style-name="T9">if SBARQ subtree is present</text:span></text:p>
      <text:p text:style-name="P7"><text:span text:style-name="T9"><text:s text:c="12"/>subject= nouns found in WP or WDT subtrees <text:s/>//extracting who,what,which </text:span></text:p>
      <text:p text:style-name="P7"><text:span text:style-name="T9"><text:s text:c="5"/>else</text:span></text:p>
      <text:p text:style-name="P9"><text:span text:style-name="T7"><text:s text:c="8"/>subject=first noun found in NP subtree </text:span><text:span text:style-name="T9">which are of the form NNP, NNPS, PRP, NNS </text:span><text:span text:style-name="T10">etc</text:span></text:p>
      <text:p text:style-name="P7"><text:soft-page-break/><text:span text:style-name="T7"><text:s text:c="4"/></text:span></text:p>
      <text:p text:style-name="P9"><text:span text:style-name="T7">return subject</text:span></text:p>
      <text:p text:style-name="P9"/>
      <text:p text:style-name="P9"/>
      <text:p text:style-name="P9"><text:span text:style-name="T7"/></text:p>
      <text:p text:style-name="P8"/>
      <text:p text:style-name="P8"><text:span text:style-name="T7"/></text:p>
      <text:p text:style-name="P7"><text:span text:style-name="T8"><text:s text:c="2"/></text:span></text:p>
      <text:p text:style-name="P7"/>
      <text:p text:style-name="P7"><text:span text:style-name="T2"/></text:p>
      <text:p text:style-name="P3"><text:s text:c="1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8:48:14.952836061</meta:creation-date>
    <dc:date>2016-05-08T21:31:08.428097499</dc:date>
    <meta:editing-duration>PT1H27M40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2" meta:paragraph-count="38" meta:word-count="170" meta:character-count="1366" meta:non-whitespace-character-count="956"/>
  </office:meta>
</office:document-meta>
</file>